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6c64d"/>
    </style:style>
    <style:style style:name="P2" style:family="paragraph" style:parent-style-name="Standard">
      <style:text-properties officeooo:paragraph-rsid="0028b3b9"/>
    </style:style>
    <style:style style:name="P3" style:family="paragraph" style:parent-style-name="Standard">
      <style:text-properties officeooo:paragraph-rsid="0029ef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¿Cuál es la normativa específica para la gestión de residuos electrónicos en un taller de microinformática?</text:p>
      <text:p text:style-name="P3">a) ISO 9001</text:p>
      <text:p text:style-name="P3">b) ISO 14001</text:p>
      <text:p text:style-name="P3">c) ISO 27001</text:p>
      <text:p text:style-name="P3">d) Normativa RAEE</text:p>
      <text:p text:style-name="P3"/>
      <text:p text:style-name="P3">¿Qué característica es común en un monitor con tecnología MVA?</text:p>
      <text:p text:style-name="P3">a) Mayor velocidad de actualización</text:p>
      <text:p text:style-name="P3">b) Amplios ángulos de visión y reproducción precisa de colores</text:p>
      <text:p text:style-name="P3">c) Bajo consumo de energía</text:p>
      <text:p text:style-name="P3">d) Alta tasa de contraste</text:p>
      <text:p text:style-name="P3"/>
      <text:p text:style-name="P3"/>
      <text:p text:style-name="P3">¿Cuál es la función principal de un display frontal en una computadora?</text:p>
      <text:p text:style-name="P3">a) Proporcionar una visualización de la información del sistema</text:p>
      <text:p text:style-name="P3">b) Controlar la velocidad de los ventiladores</text:p>
      <text:p text:style-name="P3">c) Exclusivamente para la reproducción de video</text:p>
      <text:p text:style-name="P3">d) Gestionar la conexión de dispositivos externos</text:p>
      <text:p text:style-name="P3"/>
      <text:p text:style-name="P3">¿Qué característica es común en un display LCD integrado en una computadora portátil?</text:p>
      <text:p text:style-name="P3">a) Mejor reproducción del color y brillo</text:p>
      <text:p text:style-name="P3">b) Bajo consumo de energía</text:p>
      <text:p text:style-name="P3">c) Necesidad de cables externos para su funcionamiento</text:p>
      <text:p text:style-name="P3">d) Uso exclusivo para aplicaciones de diseño gráfico</text:p>
      <text:p text:style-name="P3"/>
      <text:p text:style-name="P3">¿Cuál es la ventaja de un display OLED en comparación con uno LCD?</text:p>
      <text:p text:style-name="P3">a) Mayor duración de la batería</text:p>
      <text:p text:style-name="P3">b) Mejor reproducción del color y negros más profundos</text:p>
      <text:p text:style-name="P3">c) Necesidad de una fuente de luz externa</text:p>
      <text:p text:style-name="P3">d) Exclusivamente para aplicaciones de oficina</text:p>
      <text:p text:style-name="P3"/>
      <text:p text:style-name="P3">¿Cuál es la función principal de un fan controller en una computadora?</text:p>
      <text:p text:style-name="P3">a) Controlar la velocidad de los ventiladores para gestionar la temperatura</text:p>
      <text:p text:style-name="P3">b) Reproducción de contenidos multimedia</text:p>
      <text:p text:style-name="P3">c) Exclusivamente para la gestión del almacenamiento</text:p>
      <text:p text:style-name="P3">d) Proporcionar energía adicional a los dispositivos conectados</text:p>
      <text:p text:style-name="P3"/>
      <text:p text:style-name="P3">¿Qué ventaja ofrece un fan controller con control automático de velocidad?</text:p>
      <text:p text:style-name="P3">a) Mayor duración de la batería</text:p>
      <text:p text:style-name="P3">b) Ajuste manual de la velocidad de los ventiladores</text:p>
      <text:p text:style-name="P3">c) Adapta automáticamente la velocidad según la temperatura del sistema</text:p>
      <text:p text:style-name="P3">d) Uso exclusivo para aplicaciones de diseño gráfico</text:p>
      <text:p text:style-name="P3"/>
      <text:p text:style-name="P3">¿Cuál es la principal función de una carcasa externa de disco duro?</text:p>
      <text:p text:style-name="P3">a) Proporcionar almacenamiento adicional a la computadora</text:p>
      <text:p text:style-name="P3">b) Gestionar la velocidad de los ventiladores</text:p>
      <text:p text:style-name="P3">c) Exclusivamente para la reproducción de video</text:p>
      <text:p text:style-name="P3">d) Conectar dispositivos externos mediante USB o Thunderbolt</text:p>
      <text:p text:style-name="P3"/>
      <text:p text:style-name="P3">¿Qué característica es común en una carcasa externa de SSD?</text:p>
      <text:p text:style-name="P3"><text:soft-page-break/>a) Mayor capacidad de almacenamiento</text:p>
      <text:p text:style-name="P3">b) Bajo consumo de energía</text:p>
      <text:p text:style-name="P3">c) Conexión exclusiva a través de cables SATA</text:p>
      <text:p text:style-name="P3">d) Uso exclusivo para aplicaciones de diseño gráfico</text:p>
      <text:p text:style-name="P3"/>
      <text:p text:style-name="P3">¿Cuál es la ventaja de una carcasa externa con conexión USB-C?</text:p>
      <text:p text:style-name="P3">a) Necesidad de adaptadores para la transferencia de datos</text:p>
      <text:p text:style-name="P3">b) Mayor velocidad de transferencia de archivos</text:p>
      <text:p text:style-name="P3">c) Uso exclusivo para dispositivos Mac</text:p>
      <text:p text:style-name="P3">d) Reducción de la velocidad de transferencia</text:p>
      <text:p text:style-name="P3"/>
      <text:p text:style-name="P3">¿Cuál es la función principal de un dock station en una computadora?</text:p>
      <text:p text:style-name="P3">a) Gestionar la velocidad de los ventiladores</text:p>
      <text:p text:style-name="P3">b) Proporcionar una base de conexión para dispositivos externos</text:p>
      <text:p text:style-name="P3">c) Exclusivamente para la reproducción de video</text:p>
      <text:p text:style-name="P3">d) Ampliar la capacidad de almacenamiento interno</text:p>
      <text:p text:style-name="P3"/>
      <text:p text:style-name="P3">¿Qué característica es común en un dock station con conexión Thunderbolt?</text:p>
      <text:p text:style-name="P3">a) Mayor duración de la batería</text:p>
      <text:p text:style-name="P3">b) Alta velocidad de transferencia de datos y alimentación simultánea</text:p>
      <text:p text:style-name="P3">c) Exclusivamente para la gestión del almacenamiento</text:p>
      <text:p text:style-name="P3">d) Uso exclusivo para dispositivos Windows</text:p>
      <text:p text:style-name="P3"/>
      <text:p text:style-name="P3">¿Cuál es la ventaja de una dock station con puertos HDMI y DisplayPort?</text:p>
      <text:p text:style-name="P3">a) Necesidad de adaptadores para la conexión</text:p>
      <text:p text:style-name="P3">b) Mayor compatibilidad con diferentes tipos de monitores</text:p>
      <text:p text:style-name="P3">c) Exclusivamente para dispositivos Apple</text:p>
      <text:p text:style-name="P3">d) Reducción de la velocidad de transferencia</text:p>
      <text:p text:style-name="P3"/>
      <text:p text:style-name="P3">¿Cuál es la función principal de un hub USB en una computadora?</text:p>
      <text:p text:style-name="P3">a) Gestionar la velocidad de los ventiladores</text:p>
      <text:p text:style-name="P3">b) Proporcionar puertos adicionales para la conexión de dispositivos externos</text:p>
      <text:p text:style-name="P3">c) Exclusivamente para la reproducción de video</text:p>
      <text:p text:style-name="P3">d) Ampliar la capacidad de almacenamiento interno</text:p>
      <text:p text:style-name="P3"/>
      <text:p text:style-name="P3">¿Qué ventaja ofrece un hub USB 3.0 sobre uno USB 2.0?</text:p>
      <text:p text:style-name="P3">a) Mayor velocidad de transferencia de datos</text:p>
      <text:p text:style-name="P3">b) Menos puertos disponibles para la conexión de dispositivos</text:p>
      <text:p text:style-name="P3">c) Uso exclusivo para dispositivos Apple</text:p>
      <text:p text:style-name="P3">d) Reducción de la velocidad de transferencia</text:p>
      <text:p text:style-name="P3"/>
      <text:p text:style-name="P3">¿Cuál es la principal función de un lector de tarjetas externo?</text:p>
      <text:p text:style-name="P3">a) Controlar la velocidad de los ventiladores</text:p>
      <text:p text:style-name="P3">b) Proporcionar almacenamiento adicional a la computadora</text:p>
      <text:p text:style-name="P3">c) Exclusivamente para la reproducción de video</text:p>
      <text:p text:style-name="P3">d) Leer tarjetas de memoria de diferentes formatos</text:p>
      <text:p text:style-name="P3"/>
      <text:p text:style-name="P3">¿Qué característica es común en un lector de tarjetas con conexión USB-C?</text:p>
      <text:p text:style-name="P3">a) Necesidad de adaptadores para la transferencia de datos</text:p>
      <text:p text:style-name="P3">b) Mayor velocidad de lectura de tarjetas de memoria</text:p>
      <text:p text:style-name="P3">c) Uso exclusivo para dispositivos Android</text:p>
      <text:p text:style-name="P3">d) Reducción de la velocidad de transferencia</text:p>
      <text:p text:style-name="P3"><text:soft-page-break/></text:p>
      <text:p text:style-name="P3">¿Cuál es la ventaja de una base de refrigeración para laptop?</text:p>
      <text:p text:style-name="P3">a) Proporcionar almacenamiento adicional a la computadora</text:p>
      <text:p text:style-name="P3">b) Controlar la velocidad de los ventiladores internos para enfriar la laptop</text:p>
      <text:p text:style-name="P3">c) Exclusivamente para la reproducción de video</text:p>
      <text:p text:style-name="P3">d) Reducción de la velocidad de transferencia de datos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7:02:51.457527774</meta:creation-date>
    <dc:date>2024-01-29T17:28:42.738777782</dc:date>
    <meta:editing-duration>PT18M38S</meta:editing-duration>
    <meta:editing-cycles>19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90" meta:word-count="726" meta:character-count="4612" meta:non-whitespace-character-count="3976"/>
  </office:meta>
</office:document-meta>
</file>